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9.603cm" table:align="center" style:writing-mode="lr-tb"/>
    </style:style>
    <style:style style:name="Tabella1.A" style:family="table-column">
      <style:table-column-properties style:column-width="2.671cm"/>
    </style:style>
    <style:style style:name="Tabella1.B" style:family="table-column">
      <style:table-column-properties style:column-width="1.949cm"/>
    </style:style>
    <style:style style:name="Tabella1.C" style:family="table-column">
      <style:table-column-properties style:column-width="2.953cm"/>
    </style:style>
    <style:style style:name="Tabella1.D" style:family="table-column">
      <style:table-column-properties style:column-width="2.03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margin-top="0.212cm" fo:margin-bottom="0cm" fo:text-align="center" style:justify-single-word="false"/>
    </style:style>
    <style:style style:name="P2" style:family="paragraph" style:parent-style-name="Standard">
      <style:paragraph-properties fo:margin-top="0.212cm" fo:margin-bottom="0cm"/>
      <style:text-properties fo:font-size="16pt" style:font-size-asian="16pt" style:font-size-complex="16pt"/>
    </style:style>
    <style:style style:name="P3" style:family="paragraph" style:parent-style-name="Standard" style:list-style-name="WW8Num2">
      <style:paragraph-properties fo:margin-top="0.212cm" fo:margin-bottom="0cm"/>
    </style:style>
    <style:style style:name="P4" style:family="paragraph" style:parent-style-name="Standard">
      <style:paragraph-properties fo:margin-left="3.175cm" fo:margin-right="0cm" fo:margin-top="0.212cm" fo:margin-bottom="0cm" fo:text-indent="0cm" style:auto-text-indent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.212cm" fo:margin-bottom="0cm" style:snap-to-layout-gri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top="0.212cm" fo:margin-bottom="0cm" style:snap-to-layout-grid="false"/>
      <style:text-properties fo:font-size="16pt" style:font-size-asian="16pt" style:font-size-complex="16pt"/>
    </style:style>
    <style:style style:name="P7" style:family="paragraph" style:parent-style-name="Standard">
      <style:paragraph-properties fo:margin-top="0.212cm" fo:margin-bottom="0cm" fo:padding-left="0.141cm" fo:padding-right="0.141cm" fo:padding-top="0.035cm" fo:padding-bottom="0.035cm" fo:border="0.018cm solid #000000"/>
      <style:text-properties fo:font-size="16pt" style:font-size-asian="16pt" style:font-size-complex="16pt"/>
    </style:style>
    <style:style style:name="P8" style:family="paragraph" style:parent-style-name="Standard">
      <style:paragraph-properties fo:margin-top="0.212cm" fo:margin-bottom="0cm" fo:text-align="end" style:justify-single-word="false" fo:padding-left="0.141cm" fo:padding-right="0.141cm" fo:padding-top="0.035cm" fo:padding-bottom="0.035cm" fo:border="0.018cm solid #000000"/>
      <style:text-properties fo:font-size="16pt" fo:font-style="italic" style:font-size-asian="16pt" style:font-style-asian="italic" style:font-size-complex="16pt"/>
    </style:style>
    <style:style style:name="P9" style:family="paragraph" style:parent-style-name="Standard">
      <style:paragraph-properties fo:margin-top="0.212cm" fo:margin-bottom="0cm" fo:text-align="center" style:justify-single-word="false" fo:padding-left="0.141cm" fo:padding-right="0.141cm" fo:padding-top="0.035cm" fo:padding-bottom="0.035cm" fo:border="0.018cm solid #000000"/>
    </style:style>
    <style:style style:name="P10" style:family="paragraph" style:parent-style-name="Standard">
      <style:paragraph-properties fo:margin-top="0.212cm" fo:margin-bottom="0cm" fo:padding-left="0.141cm" fo:padding-right="0.141cm" fo:padding-top="0.035cm" fo:padding-bottom="0.035cm" fo:border="0.018cm solid #000000"/>
    </style:style>
    <style:style style:name="P11" style:family="paragraph" style:parent-style-name="Standard">
      <style:paragraph-properties fo:margin-top="0.212cm" fo:margin-bottom="0cm" fo:text-align="center" style:justify-single-word="false" fo:padding-left="0.141cm" fo:padding-right="0.141cm" fo:padding-top="0.035cm" fo:padding-bottom="0.035cm" fo:border="0.018cm solid #000000"/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2">
        <text:list-item>
          <text:p text:style-name="P3"><text:span text:style-name="T2">Creare</text:span><text:span text:style-name="T3"> un nuovo documento.</text:span></text:p>
        </text:list-item>
        <text:list-item>
          <text:p text:style-name="P3"><text:span text:style-name="T2">Attivare</text:span><text:span text:style-name="T3"> la funzione di stampa unione.</text:span></text:p>
        </text:list-item>
        <text:list-item>
          <text:p text:style-name="P3"><text:span text:style-name="T3">Nel primo passaggio, </text:span><text:span text:style-name="T2">specificare</text:span><text:span text:style-name="T3"> l’opzione “</text:span><text:span text:style-name="T4">Lettere</text:span><text:span text:style-name="T3">”.</text:span></text:p>
        </text:list-item>
        <text:list-item>
          <text:p text:style-name="P3"><text:span text:style-name="T3">Nel secondo passaggio, </text:span><text:span text:style-name="T2">specificare</text:span><text:span text:style-name="T3"> l’utilizzo del “</text:span><text:span text:style-name="T4">documento corrente</text:span><text:span text:style-name="T3">”.</text:span></text:p>
        </text:list-item>
        <text:list-item>
          <text:p text:style-name="P3"><text:span text:style-name="T3">Nel terzo passaggio </text:span><text:span text:style-name="T2">creare</text:span><text:span text:style-name="T3"> un </text:span><text:span text:style-name="T4">nuovo elenco</text:span><text:span text:style-name="T3">:</text:span></text:p>
        </text:list-item>
        <text:list-item>
          <text:p text:style-name="P3"><text:span text:style-name="T2">Personalizzare</text:span><text:span text:style-name="T3"> i campi dell’elenco:</text:span></text:p>
        </text:list-item>
      </text:list>
      <text:p text:style-name="P4">Cognome</text:p>
      <text:p text:style-name="P4">Nome</text:p>
      <text:p text:style-name="P4">Data</text:p>
      <text:p text:style-name="P4">Stanza</text:p>
      <text:list text:style-name="WW8Num2" text:continue-numbering="true">
        <text:list-item>
          <text:p text:style-name="P3"><text:span text:style-name="T2">Inserire</text:span><text:span text:style-name="T3"> i seguenti valori: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Cognome</text:p>
          </table:table-cell>
          <table:table-cell table:style-name="Tabella1.A1" office:value-type="string">
            <text:p text:style-name="P5">Nome</text:p>
          </table:table-cell>
          <table:table-cell table:style-name="Tabella1.A1" office:value-type="string">
            <text:p text:style-name="P5">Data</text:p>
          </table:table-cell>
          <table:table-cell table:style-name="Tabella1.D1" office:value-type="string">
            <text:p text:style-name="P5">Stanza</text:p>
          </table:table-cell>
        </table:table-row>
        <table:table-row table:style-name="Tabella1.1">
          <table:table-cell table:style-name="Tabella1.A2" office:value-type="string">
            <text:p text:style-name="P6">Bianchi</text:p>
          </table:table-cell>
          <table:table-cell table:style-name="Tabella1.A2" office:value-type="string">
            <text:p text:style-name="P6">Mario</text:p>
          </table:table-cell>
          <table:table-cell table:style-name="Tabella1.A2" office:value-type="string">
            <text:p text:style-name="P6"><text:date style:data-style-name="N36" text:date-value="2006-07-19T17:11:48.30">19/07/2006</text:date></text:p>
          </table:table-cell>
          <table:table-cell table:style-name="Tabella1.D2" office:value-type="string">
            <text:p text:style-name="P6">402</text:p>
          </table:table-cell>
        </table:table-row>
        <table:table-row table:style-name="Tabella1.1">
          <table:table-cell table:style-name="Tabella1.A2" office:value-type="string">
            <text:p text:style-name="P6">Rossi</text:p>
          </table:table-cell>
          <table:table-cell table:style-name="Tabella1.A2" office:value-type="string">
            <text:p text:style-name="P6">Franco</text:p>
          </table:table-cell>
          <table:table-cell table:style-name="Tabella1.A2" office:value-type="string">
            <text:p text:style-name="P6"><text:date style:data-style-name="N36" text:date-value="2006-07-19T17:11:48.30" text:date-adjust="PT24H00M00S">20/07/2006</text:date></text:p>
          </table:table-cell>
          <table:table-cell table:style-name="Tabella1.D2" office:value-type="string">
            <text:p text:style-name="P6">403</text:p>
          </table:table-cell>
        </table:table-row>
        <table:table-row table:style-name="Tabella1.1">
          <table:table-cell table:style-name="Tabella1.A2" office:value-type="string">
            <text:p text:style-name="P6">Caresia</text:p>
          </table:table-cell>
          <table:table-cell table:style-name="Tabella1.A2" office:value-type="string">
            <text:p text:style-name="P6">Marco</text:p>
          </table:table-cell>
          <table:table-cell table:style-name="Tabella1.A2" office:value-type="string">
            <text:p text:style-name="P6"><text:date style:data-style-name="N36" text:date-value="2006-07-19T17:11:48.32" text:date-adjust="PT48H00M00S">21/07/2006</text:date></text:p>
          </table:table-cell>
          <table:table-cell table:style-name="Tabella1.D2" office:value-type="string">
            <text:p text:style-name="P6">404</text:p>
          </table:table-cell>
        </table:table-row>
      </table:table>
      <text:list text:style-name="WW8Num2" text:continue-numbering="true">
        <text:list-item>
          <text:p text:style-name="P3"><text:span text:style-name="T2">Scrivere</text:span><text:span text:style-name="T3"> la seguente lettera, inserendo, dove necessario, i campi della stampa unione:</text:span></text:p>
        </text:list-item>
      </text:list>
      <text:p text:style-name="P7"/>
      <text:p text:style-name="P8">Bolzano, <text:date style:data-style-name="N37" text:date-value="2006-07-19T17:11:42.38" text:fixed="true">19/07/06</text:date></text:p>
      <text:p text:style-name="P7"/>
      <text:p text:style-name="P9"><text:span text:style-name="T5">Oggetto</text:span><text:span text:style-name="T3">: Convocazione</text:span></text:p>
      <text:p text:style-name="P7"/>
      <text:p text:style-name="P7">Gentile &lt;&lt;Cognome&gt;&gt; &lt;&lt;Nome&gt;&gt;,</text:p>
      <text:p text:style-name="P10"><text:span text:style-name="T3"><text:tab/>in riferimento con la sua prenotazione Le comunico di presentarsi in data &lt;&lt;Data&gt;&gt; nella stanza &lt;&lt;Stanza&gt;&gt;.</text:span></text:p>
      <text:p text:style-name="P11">Distinti saluti</text:p>
      <text:list text:style-name="WW8Num2" text:continue-numbering="true">
        <text:list-item>
          <text:p text:style-name="P3"><text:span text:style-name="T2">Unire</text:span><text:span text:style-name="T3"> in un nuovo documen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86cm" fo:margin-bottom="0.635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9:</dc:title>
    <meta:initial-creator>caresia.marco</meta:initial-creator>
    <meta:creation-date>2006-07-19T16:48:00</meta:creation-date>
    <dc:creator>Marco Caresia</dc:creator>
    <dc:date>2006-07-19T17:11:48</dc:date>
    <meta:print-date>2005-04-29T16:35:00</meta:print-date>
    <dc:language>it-IT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5" meta:word-count="98" meta:character-count="689"/>
  </office:meta>
</office:document-meta>
</file>